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7" style:family="text">
      <style:text-properties fo:font-style="normal" style:text-underline-style="none" fo:font-weight="normal" style:font-style-asian="normal" style:font-weight-asian="normal" style:font-style-complex="normal" style:font-weight-complex="normal"/>
    </style:style>
    <style:style style:name="T8" style:family="text">
      <style:text-properties fo:background-color="#ffff00"/>
    </style:style>
    <style:style style:name="T9" style:family="text">
      <style:text-properties style:font-name="Trebuchet MS"/>
    </style:style>
    <style:style style:name="T10" style:family="text">
      <style:text-properties style:font-name="Trebuchet MS" fo:background-color="#ffff00"/>
    </style:style>
    <style:style style:name="T11" style:family="text">
      <style:text-properties style:font-name="Courier New"/>
    </style:style>
    <style:style style:name="T12" style:family="text">
      <style:text-properties style:font-name="Courier New" fo:background-color="#ffff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 Slightly Improved Printer Protocol</text:h>
      <text:p text:style-name="Standard"/>
      <text:p text:style-name="Standard">Bob Cousins</text:p>
      <text:p text:style-name="Standard">13 July 2012</text:p>
      <text:h text:style-name="Heading_20_2" text:outline-level="2">Current Method</text:h>
      <text:p text:style-name="Standard"/>
      <text:p text:style-name="Standard">The host sends Gcode command lines to the printer. <text:s/>The printer will either queue the command (a <text:span text:style-name="T1">buffered </text:span><text:span text:style-name="T3">command)</text:span> or process it immediately (an <text:span text:style-name="T1">unbuffered</text:span><text:span text:style-name="T3">)</text:span>. In either case each command normally results in an “OK” response. When the print queue is full, the printer implements flow control by not sending an “OK”. When a new slot becomes available, the printer sends “OK”, and usually the host immediately sends another Gcode command.</text:p>
      <text:p text:style-name="Standard"/>
      <text:p text:style-name="Standard">So the host is sending data to the printer as fast as the printer can accept it, which is good.</text:p>
      <text:p text:style-name="Standard"/>
      <text:h text:style-name="Heading_20_2" text:outline-level="2">The Problem</text:h>
      <text:p text:style-name="Standard"/>
      <text:p text:style-name="Standard">The problem is that when the printer is busy, and the queue has filled, the host can no longer send any command, because it is waiting for an “OK”. There are some <text:span text:style-name="T2">unbuffered</text:span> commands which could still be processed like <text:span text:style-name="T1">Get Temperatures</text:span><text:span text:style-name="T3"> or </text:span><text:span text:style-name="T1">Motors Off</text:span><text:span text:style-name="T3">. But the printer can't send an OK, because it doesn't know if the next command will be </text:span><text:span text:style-name="T1">buffered</text:span><text:span text:style-name="T3"> or not. If the next command is a </text:span><text:span text:style-name="T1">buffered</text:span><text:span text:style-name="T3"> command and the queue is still full, all it can do is reject it with RS response, but the host will sit in a busy loop trying to resend the exact same command.</text:span></text:p>
      <text:p text:style-name="Standard"><text:span text:style-name="T3"/></text:p>
      <text:h text:style-name="P1" text:outline-level="2">The Solution</text:h>
      <text:p text:style-name="Standard"/>
      <text:p text:style-name="Standard">The solution is to allow the host to send a command even when the queue is full. If the printer cannot process a <text:span text:style-name="T1">buffered</text:span> command, it will reply “BUSY”. Then the host must wait a bit before resending the <text:span text:style-name="T1">buffered</text:span> command. In the meantime, it can send any <text:span text:style-name="T1">unbuffered</text:span><text:span text:style-name="T3"> command.</text:span></text:p>
      <text:p text:style-name="Standard"><text:span text:style-name="T3"/></text:p>
      <text:p text:style-name="Standard"><text:span text:style-name="T3">How does the host know if a command is buffered or not? In a way it doesn't need to – the printer will tell it. A command with a response should be held in a queue. The host can “interject” any other command, like </text:span><text:span text:style-name="T1">Get Temperature</text:span><text:span text:style-name="T3"> which might be generated on timer tick, or if the user presses “Stop” on the host control panel, the host can try sending the command. </text:span></text:p>
      <text:p text:style-name="Standard"><text:span text:style-name="T3"/></text:p>
      <text:p text:style-name="Standard"><text:span text:style-name="T3">If it gets a BUSY response for the “interjected” command, it could ignore and try later, like a </text:span><text:span text:style-name="T1">Get Temperature”</text:span><text:span text:style-name="T3"> poll. If it is an important command, it could be put at the top of a “retry later” queue. If it is less important but still useful, the host can do a round-robin on its send queue, and try commands until they are accepted.</text:span></text:p>
      <text:p text:style-name="Standard"/>
      <text:p text:style-name="Standard">The host could have a list of all known commands and their type, but this is less flexible, and would need constant maintenance, if indeed a comprehensive list of commands could be created.</text:p>
      <text:h text:style-name="Heading_20_2" text:outline-level="2">Setting Up</text:h>
      <text:p text:style-name="Text_20_body">At start up, the host should query the firmware capabilities with M115. If the printer has the “busy” option, it will add BUSY_OPT:Y to the list. If the option is present, then the host should send the “<text:span text:style-name="T12">M???</text:span><text:span text:style-name="T11"> P1</text:span>” command to turn on the option in the printer. Or the host just sends the request and <text:soft-page-break/>gets OK or an error (“bad Mcode”)</text:p>
      <text:p text:style-name="Text_20_body">If the option is turned on successfully, then the host can expect to get a BUSY. </text:p>
      <text:p text:style-name="Standard"/>
      <text:h text:style-name="Heading_20_2" text:outline-level="2">History </text:h>
      <text:p text:style-name="Standard"/>
      <text:p text:style-name="Standard">v1<text:tab/>13 July 2012 RMC First dra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ob Cousins</meta:initial-creator>
    <meta:creation-date>2012-07-11T01:15:04.77</meta:creation-date>
    <dc:date>2012-07-13T20:09:52.27</dc:date>
    <dc:creator>Bob Cousins</dc:creator>
    <meta:editing-duration>P1DT23H57M54S</meta:editing-duration>
    <meta:editing-cycles>3</meta:editing-cycles>
    <meta:generator>LibreOffice/3.3$Win32 LibreOffice_project/330m19$Build-202</meta:generator>
    <meta:document-statistic meta:table-count="0" meta:image-count="0" meta:object-count="0" meta:page-count="2" meta:paragraph-count="18" meta:word-count="530" meta:character-count="2795"/>
  </office:meta>
</office:document-meta>
</file>